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360000004DA08D76B7DC0106A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/>
      <style:text-properties fo:text-transform="uppercase" style:font-name="Liberation Serif" fo:font-size="12pt" fo:language="ca" fo:country="ES" fo:font-weight="bold" style:font-size-asian="12pt" style:font-weight-asian="bold" style:font-name-complex="Arial2" style:font-size-complex="12pt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text-transform="uppercase" style:font-name="Liberation Serif" fo:font-size="12pt" fo:font-weight="bold" style:font-size-asian="12pt" style:font-weight-asian="bold" style:font-name-complex="Arial2" style:font-size-complex="12pt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language="ca" fo:country="ES" style:font-size-asian="12pt" style:font-size-complex="12pt"/>
    </style:style>
    <style:style style:name="P5" style:family="paragraph" style:parent-style-name="Standard">
      <style:text-properties fo:font-size="6pt" style:font-size-asian="5.25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Footer">
      <style:paragraph-properties fo:text-align="start" style:justify-single-word="false" fo:padding="0cm" fo:border="none" style:shadow="none" style:snap-to-layout-grid="false"/>
      <style:text-properties fo:font-size="10pt" style:font-size-asian="10pt" style:font-size-complex="10pt"/>
    </style:style>
    <style:style style:name="P8" style:family="paragraph" style:parent-style-name="Heading_20_2">
      <style:text-properties style:font-name="Arial" fo:font-size="11pt" fo:font-weight="normal" officeooo:paragraph-rsid="001eaed6" style:font-size-asian="11pt" style:font-weight-asian="normal" style:font-name-complex="Arial3" style:font-size-complex="11pt" style:font-style-complex="italic"/>
    </style:style>
    <style:style style:name="P9" style:family="paragraph" style:parent-style-name="Standard">
      <style:paragraph-properties fo:orphans="2" fo:widows="2" fo:hyphenation-ladder-count="no-limit"/>
      <style:text-properties fo:color="#000000" style:font-name="Consolas" fo:font-size="9pt" fo:language="ca" fo:country="ES" officeooo:paragraph-rsid="001eaed6" style:letter-kerning="true" style:font-name-asian="Times New Roman1" style:font-size-asian="9pt" style:language-asian="ca" style:country-asian="ES" style:font-name-complex="Times New Roman1" style:font-size-complex="9pt" style:language-complex="ar" style:country-complex="SA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orphans="2" fo:widows="2" fo:hyphenation-ladder-count="no-limit"/>
      <style:text-properties fo:color="#000000" style:font-name="Consolas" fo:font-size="9pt" officeooo:paragraph-rsid="001eaed6" style:letter-kerning="true" fo:background-color="#ffff00" style:font-name-asian="Times New Roman1" style:font-size-asian="9pt" style:language-asian="ca" style:country-asian="ES" style:font-name-complex="Times New Roman1" style:font-size-complex="9pt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orphans="2" fo:widows="2" fo:hyphenation-ladder-count="no-limit"/>
      <style:text-properties fo:color="#000000" style:font-name="Arial" fo:font-size="11pt" fo:font-weight="bold" officeooo:paragraph-rsid="001eaed6" style:letter-kerning="true" style:font-name-asian="Times New Roman1" style:font-size-asian="11pt" style:language-asian="ca" style:country-asian="ES" style:font-weight-asian="bold" style:font-name-complex="Arial3" style:font-size-complex="11pt" style:language-complex="ar" style:country-complex="SA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orphans="2" fo:widows="2" fo:hyphenation-ladder-count="no-limit"/>
      <style:text-properties fo:color="#000000" style:font-name="Arial" fo:font-size="11pt" officeooo:paragraph-rsid="001eaed6" style:letter-kerning="true" style:font-name-asian="Times New Roman1" style:font-size-asian="11pt" style:language-asian="ca" style:country-asian="ES" style:font-name-complex="Arial3" style:font-size-complex="11pt" style:language-complex="ar" style:country-complex="SA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orphans="2" fo:widows="2" fo:hyphenation-ladder-count="no-limit"/>
      <style:text-properties fo:color="#000000" style:font-name="Arial" fo:font-size="11pt" style:text-underline-style="none" fo:font-weight="bold" officeooo:paragraph-rsid="001eaed6" style:letter-kerning="true" style:font-name-asian="Times New Roman1" style:font-size-asian="11pt" style:language-asian="ca" style:country-asian="ES" style:font-weight-asian="bold" style:font-name-complex="Arial3" style:font-size-complex="11pt" style:language-complex="ar" style:country-complex="SA" style:font-weight-complex="bold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orphans="2" fo:widows="2" fo:hyphenation-ladder-count="no-limit"/>
      <style:text-properties style:font-name="Times New Roman" officeooo:paragraph-rsid="001eaed6" style:letter-kerning="true" style:font-name-asian="Times New Roman1" style:language-asian="ca" style:country-asian="ES" style:font-name-complex="Times New Roman1" style:language-complex="ar" style:country-complex="SA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orphans="2" fo:widows="2" fo:hyphenation-ladder-count="no-limit"/>
      <style:text-properties fo:color="#0000ff" style:font-name="Arial" fo:font-size="11pt" officeooo:paragraph-rsid="001eaed6" style:letter-kerning="true" style:font-name-asian="Times New Roman1" style:font-size-asian="11pt" style:language-asian="ca" style:country-asian="ES" style:font-name-complex="Arial3" style:font-size-complex="11pt" style:language-complex="ar" style:country-complex="SA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orphans="2" fo:widows="2" fo:hyphenation-ladder-count="no-limit"/>
      <style:text-properties fo:color="#0000ff" style:font-name="Arial" fo:font-size="11pt" officeooo:rsid="001643bb" officeooo:paragraph-rsid="001eaed6" style:letter-kerning="true" style:font-name-asian="Times New Roman1" style:font-size-asian="11pt" style:language-asian="ca" style:country-asian="ES" style:font-name-complex="Arial3" style:font-size-complex="11pt" style:language-complex="ar" style:country-complex="SA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orphans="2" fo:widows="2" fo:hyphenation-ladder-count="no-limit"/>
      <style:text-properties fo:color="#0000ff" style:font-name="Times New Roman" officeooo:paragraph-rsid="001eaed6" style:letter-kerning="true" style:font-name-asian="Times New Roman1" style:language-asian="ca" style:country-asian="ES" style:font-name-complex="Times New Roman1" style:language-complex="ar" style:country-complex="SA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orphans="2" fo:widows="2" fo:hyphenation-ladder-count="no-limit"/>
      <style:text-properties officeooo:paragraph-rsid="001eaed6" fo:hyphenate="true" fo:hyphenation-remain-char-count="2" fo:hyphenation-push-char-count="2" loext:hyphenation-no-caps="false"/>
    </style:style>
    <style:style style:name="P19" style:family="paragraph" style:parent-style-name="Standard">
      <style:text-properties fo:color="#3333ff" officeooo:rsid="002d81ee" officeooo:paragraph-rsid="001eaed6"/>
    </style:style>
    <style:style style:name="P20" style:family="paragraph" style:parent-style-name="Standard">
      <style:text-properties officeooo:paragraph-rsid="001eaed6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2" fo:widows="2" fo:hyphenation-ladder-count="no-limit" fo:text-indent="0cm" style:auto-text-indent="false"/>
      <style:text-properties fo:color="#000000" style:font-name="Consolas" fo:font-size="9pt" fo:language="ca" fo:country="ES" fo:font-weight="bold" officeooo:paragraph-rsid="001eaed6" style:letter-kerning="true" fo:background-color="#ffff00" style:font-name-asian="Times New Roman1" style:font-size-asian="9pt" style:language-asian="ca" style:country-asian="ES" style:font-weight-asian="bold" style:font-name-complex="Times New Roman1" style:font-size-complex="9pt" style:language-complex="ar" style:country-complex="SA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margin-left="0cm" fo:margin-right="0cm" fo:margin-top="0cm" fo:margin-bottom="0cm" loext:contextual-spacing="false" fo:orphans="2" fo:widows="2" fo:hyphenation-ladder-count="no-limit" fo:text-indent="0cm" style:auto-text-indent="false"/>
      <style:text-properties fo:color="#000000" style:font-name="Consolas" fo:font-size="9pt" fo:language="ca" fo:country="ES" officeooo:paragraph-rsid="001eaed6" style:letter-kerning="true" fo:background-color="#ffff00" style:font-name-asian="Times New Roman1" style:font-size-asian="9pt" style:language-asian="ca" style:country-asian="ES" style:font-name-complex="Times New Roman1" style:font-size-complex="9pt" style:language-complex="ar" style:country-complex="SA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.423cm" loext:contextual-spacing="false" fo:orphans="2" fo:widows="2" fo:hyphenation-ladder-count="no-limit"/>
      <style:text-properties officeooo:paragraph-rsid="001eaed6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.423cm" loext:contextual-spacing="false" fo:orphans="2" fo:widows="2" fo:hyphenation-ladder-count="no-limit"/>
      <style:text-properties fo:color="#0000ff" style:font-name="Arial" fo:font-size="11pt" officeooo:rsid="00260043" officeooo:paragraph-rsid="001eaed6" style:letter-kerning="true" style:font-name-asian="Times New Roman1" style:font-size-asian="11pt" style:language-asian="ca" style:country-asian="ES" style:font-name-complex="Arial3" style:font-size-complex="11pt" style:language-complex="ar" style:country-complex="SA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.423cm" loext:contextual-spacing="false" fo:orphans="2" fo:widows="2" fo:hyphenation-ladder-count="no-limit"/>
      <style:text-properties style:font-name="Times New Roman" officeooo:paragraph-rsid="001eaed6" style:letter-kerning="true" style:font-name-asian="Times New Roman1" style:language-asian="ca" style:country-asian="ES" style:font-name-complex="Times New Roman1" style:language-complex="ar" style:country-complex="SA" fo:hyphenate="true" fo:hyphenation-remain-char-count="2" fo:hyphenation-push-char-count="2" loext:hyphenation-no-caps="false"/>
    </style:style>
    <style:style style:name="P26" style:family="paragraph" style:parent-style-name="Text_20_body" style:list-style-name="WWNum55">
      <style:text-properties fo:color="#0000ff" style:font-name="Arial" fo:font-size="11pt" fo:font-weight="normal" officeooo:rsid="000e58c9" officeooo:paragraph-rsid="001eaed6" style:font-size-asian="11pt" style:font-weight-asian="normal" style:font-name-complex="Arial3" style:font-size-complex="11pt" style:font-weight-complex="normal"/>
    </style:style>
    <style:style style:name="P27" style:family="paragraph" style:parent-style-name="Text_20_body" style:list-style-name="WWNum55">
      <style:text-properties fo:color="#0000ff" style:font-name="Arial" fo:font-size="11pt" officeooo:paragraph-rsid="001eaed6" style:font-size-asian="11pt" style:font-name-complex="Arial3" style:font-size-complex="11pt"/>
    </style:style>
    <style:style style:name="P28" style:family="paragraph" style:parent-style-name="Text_20_body" style:list-style-name="WWNum55">
      <style:text-properties fo:color="#0000ff" style:font-name="Arial" fo:font-size="11pt" officeooo:rsid="001988c0" officeooo:paragraph-rsid="001eaed6" style:font-size-asian="11pt" style:font-name-complex="Arial3" style:font-size-complex="11pt"/>
    </style:style>
    <style:style style:name="P29" style:family="paragraph" style:parent-style-name="Text_20_body" style:list-style-name="WWNum55">
      <style:text-properties fo:color="#0000ff" style:font-name="Arial" fo:font-size="11pt" officeooo:rsid="001ab306" officeooo:paragraph-rsid="001eaed6" style:font-size-asian="11pt" style:font-name-complex="Arial3" style:font-size-complex="11pt"/>
    </style:style>
    <style:style style:name="P30" style:family="paragraph" style:parent-style-name="Text_20_body" style:list-style-name="WWNum55">
      <style:text-properties style:font-name="Arial" fo:font-size="11pt" officeooo:paragraph-rsid="001eaed6" style:font-size-asian="11pt" style:font-name-complex="Arial3" style:font-size-complex="11pt"/>
    </style:style>
    <style:style style:name="P31" style:family="paragraph" style:parent-style-name="Text_20_body">
      <style:text-properties style:font-name="Arial" fo:font-size="11pt" officeooo:paragraph-rsid="001eaed6" style:font-size-asian="11pt" style:font-name-complex="Arial3" style:font-size-complex="11pt"/>
    </style:style>
    <style:style style:name="P32" style:family="paragraph" style:parent-style-name="Text_20_body">
      <style:paragraph-properties fo:margin-left="2.498cm" fo:margin-right="0cm" fo:line-height="100%" fo:text-indent="0cm" style:auto-text-indent="false"/>
      <style:text-properties style:font-name="Arial" fo:font-size="11pt" officeooo:paragraph-rsid="001eaed6" style:font-size-asian="11pt" style:font-name-complex="Arial3" style:font-size-complex="11pt"/>
    </style:style>
    <style:style style:name="T1" style:family="text">
      <style:text-properties fo:color="#000000" style:font-name="Liberation Serif" fo:font-size="12pt" style:font-size-asian="12pt" style:font-name-complex="Arial2" style:font-size-complex="12pt"/>
    </style:style>
    <style:style style:name="T2" style:family="text">
      <style:text-properties fo:color="#000000" style:font-name="Arial" fo:font-size="11pt" style:letter-kerning="true" style:font-name-asian="Times New Roman1" style:font-size-asian="11pt" style:language-asian="ca" style:country-asian="ES" style:font-name-complex="Arial3" style:font-size-complex="11pt" style:language-complex="ar" style:country-complex="SA"/>
    </style:style>
    <style:style style:name="T3" style:family="text">
      <style:text-properties fo:color="#000000" style:font-name="Arial" fo:font-size="11pt" fo:font-weight="bold" style:letter-kerning="true" style:font-name-asian="Times New Roman1" style:font-size-asian="11pt" style:language-asian="ca" style:country-asian="ES" style:font-weight-asian="bold" style:font-name-complex="Arial3" style:font-size-complex="11pt" style:language-complex="ar" style:country-complex="SA" style:font-weight-complex="bold"/>
    </style:style>
    <style:style style:name="T4" style:family="text">
      <style:text-properties fo:color="#000000" style:font-name="Arial" fo:font-size="11pt" fo:font-style="italic" style:letter-kerning="true" style:font-name-asian="Times New Roman1" style:font-size-asian="11pt" style:language-asian="ca" style:country-asian="ES" style:font-style-asian="italic" style:font-name-complex="Arial3" style:font-size-complex="11pt" style:language-complex="ar" style:country-complex="SA" style:font-style-complex="italic"/>
    </style:style>
    <style:style style:name="T5" style:family="text">
      <style:text-properties fo:color="#000000" style:font-name="Arial" fo:font-size="11pt" fo:font-style="italic" style:text-underline-style="solid" style:text-underline-width="auto" style:text-underline-color="font-color" style:letter-kerning="true" style:font-name-asian="Times New Roman1" style:font-size-asian="11pt" style:language-asian="ca" style:country-asian="ES" style:font-style-asian="italic" style:font-name-complex="Arial3" style:font-size-complex="11pt" style:language-complex="ar" style:country-complex="SA" style:font-style-complex="italic"/>
    </style:style>
    <style:style style:name="T6" style:family="text">
      <style:text-properties fo:color="#000000" style:font-name="Arial" fo:font-size="11pt" style:text-underline-style="solid" style:text-underline-width="auto" style:text-underline-color="font-color" style:letter-kerning="true" style:font-name-asian="Times New Roman1" style:font-size-asian="11pt" style:language-asian="ca" style:country-asian="ES" style:font-name-complex="Arial3" style:font-size-complex="11pt" style:language-complex="ar" style:country-complex="SA"/>
    </style:style>
    <style:style style:name="T7" style:family="text">
      <style:text-properties style:font-name="Liberation Serif" fo:font-size="12pt" style:font-size-asian="12pt" style:font-name-complex="Arial2" style:font-size-complex="12pt"/>
    </style:style>
    <style:style style:name="T8" style:family="text">
      <style:text-properties style:font-name="Liberation Serif" style:font-name-complex="Arial2"/>
    </style:style>
    <style:style style:name="T9" style:family="text">
      <style:text-properties style:font-name="Times New Roman" style:letter-kerning="true" style:font-name-asian="Times New Roman1" style:language-asian="ca" style:country-asian="ES" style:font-name-complex="Times New Roman1" style:language-complex="ar" style:country-complex="SA"/>
    </style:style>
    <style:style style:name="T10" style:family="text">
      <style:text-properties style:font-name="Times New Roman" officeooo:rsid="00260043" style:letter-kerning="true" style:font-name-asian="Times New Roman1" style:language-asian="ca" style:country-asian="ES" style:font-name-complex="Times New Roman1" style:language-complex="ar" style:country-complex="SA"/>
    </style:style>
    <style:style style:name="T11" style:family="text">
      <style:text-properties fo:color="#0000ff" style:font-name="Arial" fo:font-size="11pt" style:letter-kerning="true" style:font-name-asian="Times New Roman1" style:font-size-asian="11pt" style:language-asian="ca" style:country-asian="ES" style:font-name-complex="Arial3" style:font-size-complex="11pt" style:language-complex="ar" style:country-complex="SA"/>
    </style:style>
    <style:style style:name="T12" style:family="text">
      <style:text-properties fo:color="#0000ff" style:font-name="Arial" fo:font-size="11pt" officeooo:rsid="00260043" style:letter-kerning="true" style:font-name-asian="Times New Roman1" style:font-size-asian="11pt" style:language-asian="ca" style:country-asian="ES" style:font-name-complex="Arial3" style:font-size-complex="11pt" style:language-complex="ar" style:country-complex="SA"/>
    </style:style>
    <style:style style:name="T13" style:family="text">
      <style:text-properties fo:color="#0000ff" style:font-name="Arial" fo:font-size="11pt" officeooo:rsid="00299a8b" style:letter-kerning="true" style:font-name-asian="Times New Roman1" style:font-size-asian="11pt" style:language-asian="ca" style:country-asian="ES" style:font-name-complex="Arial3" style:font-size-complex="11pt" style:language-complex="ar" style:country-complex="SA"/>
    </style:style>
    <style:style style:name="T14" style:family="text">
      <style:text-properties fo:color="#0000ff" style:font-name="Times New Roman" officeooo:rsid="001715cc" style:letter-kerning="true" style:font-name-asian="Times New Roman1" style:language-asian="ca" style:country-asian="ES" style:font-name-complex="Times New Roman1" style:language-complex="ar" style:country-complex="SA"/>
    </style:style>
    <style:style style:name="T15" style:family="text">
      <style:text-properties fo:color="#0000ff" style:font-name="Times New Roman" officeooo:rsid="001914cf" style:letter-kerning="true" style:font-name-asian="Times New Roman1" style:language-asian="ca" style:country-asian="ES" style:font-name-complex="Times New Roman1" style:language-complex="ar" style:country-complex="SA"/>
    </style:style>
    <style:style style:name="T16" style:family="text">
      <style:text-properties fo:color="#0000ff" style:font-name="Times New Roman" officeooo:rsid="002b4b76" style:letter-kerning="true" style:font-name-asian="Times New Roman1" style:language-asian="ca" style:country-asian="ES" style:font-name-complex="Times New Roman1" style:language-complex="ar" style:country-complex="SA"/>
    </style:style>
    <style:style style:name="T17" style:family="text">
      <style:text-properties fo:color="#3333ff" style:font-name="Arial" fo:font-size="11pt" officeooo:rsid="00260043" style:letter-kerning="true" style:font-name-asian="Times New Roman1" style:font-size-asian="11pt" style:language-asian="ca" style:country-asian="ES" style:font-name-complex="Arial3" style:font-size-complex="11pt" style:language-complex="ar" style:country-complex="SA"/>
    </style:style>
    <style:style style:name="T18" style:family="text">
      <style:text-properties officeooo:rsid="00161d9f"/>
    </style:style>
    <style:style style:name="T19" style:family="text">
      <style:text-properties officeooo:rsid="002964be"/>
    </style:style>
    <style:style style:name="T20" style:family="text">
      <style:text-properties officeooo:rsid="001c67b9"/>
    </style:style>
    <style:style style:name="T21" style:family="text">
      <style:text-properties officeooo:rsid="001f4a65"/>
    </style:style>
    <style:style style:name="T22" style:family="text">
      <style:text-properties officeooo:rsid="0016541c"/>
    </style:style>
    <style:style style:name="T23" style:family="text">
      <style:text-properties officeooo:rsid="001891f2"/>
    </style:style>
    <style:style style:name="T24" style:family="text">
      <style:text-properties style:use-window-font-color="true" style:font-name="Times New Roman" officeooo:rsid="001715cc" style:letter-kerning="true" fo:background-color="transparent" loext:char-shading-value="0" style:font-name-asian="Times New Roman1" style:language-asian="ca" style:country-asian="ES" style:font-name-complex="Times New Roman1" style:language-complex="ar" style:country-complex="SA"/>
    </style:style>
    <style:style style:name="T25" style:family="text">
      <style:text-properties style:language-asian="ca" style:country-asian="ES" style:language-complex="ar" style:country-complex="SA"/>
    </style:style>
    <style:style style:name="T26" style:family="text">
      <style:text-properties fo:color="#ffffff"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21">Amb un espai en blanc</text:p>
      <text:p text:style-name="P10">linux unix windows ms-dos dr-dos mac-os cotxas</text:p>
      <text:p text:style-name="P10">hal klatu robot barada matrix arbusto terminator</text:p>
      <text:p text:style-name="P10">carme susto pere maria josep anna susanna montse</text:p>
      <text:p text:style-name="P10">camio cotxe carreto bicicleta moto susto helicopter</text:p>
      <text:p text:style-name="P10">cotxes avions biccccicletessss</text:p>
      <text:p text:style-name="P22">Almeuordinadoralgunacosalifalla </text:p>
      <text:p text:style-name="P22"/>
      <text:p text:style-name="P23"><text:span text:style-name="T10">Nota </text:span><text:span text:style-name="T12">cut -d'' '' </text:span><text:span text:style-name="T17">-f7</text:span><text:span text:style-name="T12"> p3 traurà les línies que no tenen cap delimitador, </text:span></text:p>
      <text:p text:style-name="P24">si no volem això hem d’emprar el paràmetre -s. Per això als apunts el fitxer té </text:p>
      <text:p text:style-name="P24">un blanc al final per forçar que tingui un delimitador</text:p>
      <text:p text:style-name="P11">Amb cut</text:p>
      <text:p text:style-name="P14"/>
      <text:p text:style-name="P12">1/ Visualitza unicament la setena columna</text:p>
      <text:p text:style-name="P15">cut -d'' '' -f7 p3 </text:p>
      <text:p text:style-name="P14"/>
      <text:p text:style-name="P12">2/ Visualitza de les columnes 5 a 7</text:p>
      <text:p text:style-name="P15">cut -d'' '' -f5-7 p3 </text:p>
      <text:p text:style-name="P14"/>
      <text:p text:style-name="P12">3/ Visualitza de la 5 fins al final</text:p>
      <text:p text:style-name="P15">cut -d'' '' -f5- p3 </text:p>
      <text:p text:style-name="P14"/>
      <text:p text:style-name="P12">4/ Visualitza del principi fins a la columna 4</text:p>
      <text:p text:style-name="P15">cut -d'' '' -f1-4 p3 </text:p>
      <text:p text:style-name="P15">cut -d'' '' -f-4 p3 </text:p>
      <text:p text:style-name="P14"/>
      <text:p text:style-name="P12">5/ Visualitza els directoris personals que hi ha al teu ordinador. Nota: Crea dos o tres usuaris prèviament i observa que al directori /home hi haurà tots els directoris personals. Pista: Utilitza ls -l /home i utilitza la eina cut per a que es vegin només els usuaris.</text:p>
      <text:p text:style-name="P15">ls -l /home | cut -d'' '' -f3</text:p>
      <text:p text:style-name="P15"/>
      <text:p text:style-name="P15">ls -l /home | <text:span text:style-name="T18">tr -s ' ' | </text:span><text:s/>cut -d'' '' -f3 <text:s text:c="2"/></text:p>
      <text:p text:style-name="P25"/>
      <text:p text:style-name="P11">Amb tr</text:p>
      <text:p text:style-name="P14"/>
      <text:p text:style-name="P12">6/ Converteix a majúscules tot el text</text:p>
      <text:p text:style-name="P15">tr [:lower:] [:upper:] &lt; p3</text:p>
      <text:p text:style-name="P16">tr 'a-z' 'A-Z' &lt; p3</text:p>
      <text:p text:style-name="P14"/>
      <text:p text:style-name="P12">7/ Substitueix les ‘p’ per ‘x’</text:p>
      <text:p text:style-name="P15">tr 'p' 'x' &lt; p3</text:p>
      <text:p text:style-name="P14"/>
      <text:p text:style-name="P12"><text:soft-page-break/>8/ Substitueix els espais per #.</text:p>
      <text:p text:style-name="P15">tr ' ' '#' &lt; p3</text:p>
      <text:p text:style-name="P14"/>
      <text:p text:style-name="P12">9/ Elimina els caràcters repetits.</text:p>
      <text:p text:style-name="P15">tr -s 'a-<text:span text:style-name="T19">z</text:span>' &lt; p3</text:p>
      <text:p text:style-name="P15">tr -s 'a-z ' &lt; p3 <text:s/><text:span text:style-name="T20">també llevaria els espais en blanc</text:span></text:p>
      <text:p text:style-name="P15"/>
      <text:p text:style-name="P17"/>
      <text:p text:style-name="P12">10/ Substitueix totes les a, b i z d'un text per s, d i f respectivament.</text:p>
      <text:p text:style-name="P15">tr 'abz' 'sdf' <text:span text:style-name="T21">&lt;</text:span> p3</text:p>
      <text:p text:style-name="P14"/>
      <text:p text:style-name="P12">11/ Elimina tots els caràcters d'un fitxer excepte els números i els operadors aritmètics +,-*, / i =</text:p>
      <text:p text:style-name="P15">tr -c -d '0-9+*/=-<text:span text:style-name="T21">\n</text:span>' <text:span text:style-name="T22">&lt; p3</text:span></text:p>
      <text:p text:style-name="P14"><text:span text:style-name="T26">12/ Agafa un fitxe</text:span></text:p>
      <text:p text:style-name="P13">Amb sort</text:p>
      <text:p text:style-name="P14"/>
      <text:p text:style-name="P18"><text:span text:style-name="T2">12/  Crea un arxiu anomenat </text:span><text:span text:style-name="T3">mesos</text:span><text:span text:style-name="T2"> que contingui els noms dels 12 mesos de l'any, un per línia  Ordena alfabèticament l'arxiu mesos i crea un arxiu ordenat que s'anomeni </text:span><text:span text:style-name="T3">mesos.ord</text:span><text:span text:style-name="T2">.</text:span></text:p>
      <text:p text:style-name="P14">ener</text:p>
      <text:p text:style-name="P14">febrer</text:p>
      <text:p text:style-name="P14">març</text:p>
      <text:p text:style-name="P14">abril</text:p>
      <text:p text:style-name="P14">maig</text:p>
      <text:p text:style-name="P14">juny</text:p>
      <text:p text:style-name="P14">juliol</text:p>
      <text:p text:style-name="P14">agost</text:p>
      <text:p text:style-name="P14">setembre</text:p>
      <text:p text:style-name="P14">octubre</text:p>
      <text:p text:style-name="P14">novembre</text:p>
      <text:p text:style-name="P14">desembre</text:p>
      <text:p text:style-name="P14"/>
      <text:p text:style-name="P17">sort mesos <text:s/>&gt; mesos.ord</text:p>
      <text:p text:style-name="P14"/>
      <text:p text:style-name="P14"/>
      <text:p text:style-name="P12">13/  Fer l’anterior, però suposant que els mesos estan a la mateixa línia, separats per un espai. Per tant si el fitxer te els mesos en una sola línia:</text:p>
      <text:p text:style-name="P18"><text:span text:style-name="T2"><text:line-break/></text:span><text:span text:style-name="T4">gener febrer març abril maig juny juliol agost setembre octubre novembre desembre</text:span></text:p>
      <text:p text:style-name="P14"/>
      <text:p text:style-name="P12">Han de sortir ordenats en la mateixa línia:<text:line-break/></text:p>
      <text:p text:style-name="P18"><text:span text:style-name="T5">abril agost desembre febrer gener juliol juny maig març novembre octubre setembre</text:span><text:span text:style-name="T2"><text:line-break/><text:line-break/>Pista: </text:span><text:span text:style-name="T6">combinar sort amb tr</text:span></text:p>
      <text:p text:style-name="P18"><text:soft-page-break/><text:span text:style-name="T2"><text:line-break/></text:span><text:span text:style-name="T11">tr ' ' '\n' &lt;mesosLinea | sort | tr '\n' ' ' </text:span><text:span text:style-name="T13">&gt; mesosOrdenats</text:span><text:span text:style-name="T2"><text:line-break/></text:span></text:p>
      <text:p text:style-name="P18"><text:span text:style-name="T2">14/ Ordena numèricament l'arxiu </text:span><text:span text:style-name="T3">/etc/passwd</text:span><text:span text:style-name="T2"> segons el camp tercer (UID) i crea un arxiu anomenat </text:span><text:span text:style-name="T3">uid.ord</text:span><text:span text:style-name="T2">. Fes el mateix amb el quart camp (GID) i afegeix la sortida ordenada a l'arxiu </text:span><text:span text:style-name="T3">uid.ord</text:span><text:span text:style-name="T2">.</text:span></text:p>
      <text:p text:style-name="P15">sort -t: -k3<text:span text:style-name="T23">n</text:span> /etc/passwd &gt; uid.ord</text:p>
      <text:p text:style-name="P15"><text:tab/>sort -t: -<text:span text:style-name="T23">n -k3</text:span> /etc/passwd &gt; uid.ord</text:p>
      <text:p text:style-name="P15"/>
      <text:p text:style-name="P15">sort -t: -k4<text:span text:style-name="T23">n</text:span> /etc/passwd &gt;&gt; uid.ord</text:p>
      <text:p text:style-name="P12"/>
      <text:p text:style-name="P12">15/ Mostra el directori /bin amb ls, ordenat per la mida del fitxer</text:p>
      <text:p text:style-name="P20"><text:span text:style-name="T14">ls -l /</text:span><text:span text:style-name="T24">usr/</text:span><text:span text:style-name="T14">bin | tr -s ' ' | sort -k5</text:span><text:span text:style-name="T15">n</text:span></text:p>
      <text:p text:style-name="P19"/>
      <text:p text:style-name="P20"><text:span text:style-name="T14">ls -l /</text:span><text:span text:style-name="T16">usr/</text:span><text:span text:style-name="T14">bin | sort -k5</text:span><text:span text:style-name="T15">n</text:span><text:span text:style-name="T9"><text:line-break/></text:span><text:span text:style-name="T2">16/ Mostra elus del teu directori personal (ordre du) de forma ordenada per la mida de cada fitxer i de forma inversa (que es vegi primer el més gran). Com paginaries la sortida de l’anterior combinació d’ordres?</text:span></text:p>
      <text:p text:style-name="P20"><text:span text:style-name="T11">du </text:span><text:span text:style-name="T25">/home/lliurex</text:span><text:span text:style-name="T11"> | sort -r -n </text:span></text:p>
      <text:p text:style-name="P15">du <text:s/>| sort -rn | more</text:p>
      <text:p text:style-name="P12"/>
      <text:p text:style-name="P12"/>
      <text:h text:style-name="P8" text:outline-level="2">17/ Creeu el següent fitxer</text:h>
      <text:p text:style-name="P32">RENAULT:CLIO:BLAU:1200:85CV</text:p>
      <text:p text:style-name="P32">SEAT:IBIZA:BLANC:1900:140CV</text:p>
      <text:p text:style-name="P32">RENAULT:MEGANE:NEGRE:1900:110CV</text:p>
      <text:p text:style-name="P32">CITROEN:ZX:BLAU:1900:95CV</text:p>
      <text:p text:style-name="P32">SEAT:CORDOBA:VERMELLMETALTIZAT:1500:80CV</text:p>
      <text:p text:style-name="P32">SEAT:AROSA:BLANC:1100:75CV</text:p>
      <text:p text:style-name="P32">CITROEN:XSARA:VERD:2000:145CV</text:p>
      <text:p text:style-name="P32">SEAT:LEON:GROC:1400:120CV</text:p>
      <text:p text:style-name="P31"/>
      <text:list xml:id="list1373302984" text:style-name="WWNum55">
        <text:list-item>
          <text:p text:style-name="P30">Ordena el fitxer per marques.</text:p>
          <text:p text:style-name="P27">sort <text:s/>cotxes</text:p>
          <text:p text:style-name="P28">sort -t: -k1 cotxes</text:p>
        </text:list-item>
        <text:list-item>
          <text:p text:style-name="P30">Ordena el fitxer per models.</text:p>
          <text:p text:style-name="P27">sort <text:s/>-t: -k2 cotxes</text:p>
        </text:list-item>
        <text:list-item>
          <text:p text:style-name="P30"><text:soft-page-break/>Cerca les línies a on el cotxe és blanc.</text:p>
          <text:p text:style-name="P27">grep BLANC cotxes</text:p>
        </text:list-item>
        <text:list-item>
          <text:p text:style-name="P30">Ordena el fitxer per cilindrada i cavalls numèricament.</text:p>
          <text:p text:style-name="P29">sort -t: -k4n -k5n cotxes </text:p>
        </text:list-item>
        <text:list-item>
          <text:p text:style-name="P30">Obté només el model i els cavalls de cada cotxe.</text:p>
          <text:p text:style-name="P27">cut -d: -f2,5 cotxes </text:p>
        </text:list-item>
        <text:list-item>
          <text:p text:style-name="P30"><text:bookmark text:name="_GoBack"/>Obté la marca, el color i la cilindrada de cada cotxe.</text:p>
          <text:p text:style-name="P26">cut -d: -f1,3,4 cotx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 loext:contextual-spacing="false"/>
    </style:style>
    <style:style style:name="Encapçalament2" style:family="paragraph" style:parent-style-name="Standard">
      <style:paragraph-properties fo:margin-top="0.42cm" fo:margin-bottom="0.21cm" loext:contextual-spacing="false"/>
    </style:style>
    <style:style style:name="Línia_20_de_20_dimensió" style:display-name="Línia de dimensió" style:family="paragraph" style:parent-style-name="Standard"/>
    <style:style style:name="Per_20_defecte_7e_LT_7e_Gliederung_20_1" style:display-name="Per defecte~LT~Gliederung 1" style:family="paragraph">
      <style:paragraph-properties fo:margin-left="0cm" fo:margin-right="0cm" fo:margin-top="0cm" fo:margin-bottom="0.499cm" loext:contextual-spacing="false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swiss" fo:font-size="14pt" fo:letter-spacing="normal" fo:font-style="normal" fo:text-shadow="none" style:text-underline-style="none" fo:font-weight="normal" style:letter-kerning="true" style:font-name-asian="Arial1" style:font-family-asian="Arial" style:font-family-generic-asian="swiss" style:font-size-asian="14pt" style:font-style-asian="normal" style:font-weight-asian="normal" style:font-name-complex="Arial1" style:font-family-complex="Arial" style:font-family-generic-complex="swiss" style:font-size-complex="14pt" style:font-style-complex="normal" style:font-weight-complex="normal" style:text-emphasize="none" style:text-overline-style="none" style:text-overline-color="font-color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cm" fo:margin-bottom="0.4cm" loext:contextual-spacing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cm" fo:margin-bottom="0.3cm" loext:contextual-spacing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cm" fo:margin-bottom="0.199cm" loext:contextual-spacing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cm" fo:margin-bottom="0.101cm" loext:contextual-spacing="false"/>
      <style:text-properties fo:font-size="20pt" style:font-size-asian="20pt" style:font-size-complex="20pt"/>
    </style:style>
    <style:style style:name="Per_20_defecte_7e_LT_7e_Gliederung_20_6" style:display-name="Per defecte~LT~Gliederung 6" style:family="paragraph" style:parent-style-name="Per_20_defecte_7e_LT_7e_Gliederung_20_5"/>
    <style:style style:name="Per_20_defecte_7e_LT_7e_Gliederung_20_7" style:display-name="Per defecte~LT~Gliederung 7" style:family="paragraph" style:parent-style-name="Per_20_defecte_7e_LT_7e_Gliederung_20_6"/>
    <style:style style:name="Per_20_defecte_7e_LT_7e_Gliederung_20_8" style:display-name="Per defecte~LT~Gliederung 8" style:family="paragraph" style:parent-style-name="Per_20_defecte_7e_LT_7e_Gliederung_20_7"/>
    <style:style style:name="Per_20_defecte_7e_LT_7e_Gliederung_20_9" style:display-name="Per defecte~LT~Gliederung 9" style:family="paragraph" style:parent-style-name="Per_20_defecte_7e_LT_7e_Gliederung_20_8"/>
    <style:style style:name="Per_20_defecte_7e_LT_7e_Titel" style:display-name="Per defecte~LT~Titel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swiss" fo:font-size="14pt" fo:letter-spacing="normal" fo:font-style="normal" fo:text-shadow="none" style:text-underline-style="none" fo:font-weight="normal" style:letter-kerning="true" style:font-name-asian="Arial1" style:font-family-asian="Arial" style:font-family-generic-asian="swiss" style:font-size-asian="14pt" style:font-style-asian="normal" style:font-weight-asian="normal" style:font-name-complex="Arial1" style:font-family-complex="Arial" style:font-family-generic-complex="swiss" style:font-size-complex="14pt" style:font-style-complex="normal" style:font-weight-complex="normal" style:text-emphasize="none" style:text-overline-style="none" style:text-overline-color="font-color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1" fo:font-family="Mangal" style:font-pitch="variable" fo:font-size="18pt" style:letter-kerning="true" style:font-name-asian="Mangal1" style:font-family-asian="Mangal" style:font-pitch-asian="variable" style:font-size-asian="18pt" style:font-name-complex="Mangal1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swiss" fo:font-size="14pt" fo:letter-spacing="normal" fo:font-style="normal" fo:text-shadow="none" style:text-underline-style="none" fo:font-weight="normal" style:letter-kerning="true" style:font-name-asian="Arial1" style:font-family-asian="Arial" style:font-family-generic-asian="swiss" style:font-size-asian="14pt" style:font-style-asian="normal" style:font-weight-asian="normal" style:font-name-complex="Arial1" style:font-family-complex="Arial" style:font-family-generic-complex="swiss" style:font-size-complex="14pt" style:font-style-complex="normal" style:font-weight-complex="normal" style:text-emphasize="none" style:text-overline-style="none" style:text-overline-color="font-color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loext:contextual-spacing="false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swiss" fo:font-size="14pt" fo:letter-spacing="normal" fo:font-style="normal" fo:text-shadow="none" style:text-underline-style="none" fo:font-weight="normal" style:letter-kerning="true" style:font-name-asian="Arial1" style:font-family-asian="Arial" style:font-family-generic-asian="swiss" style:font-size-asian="14pt" style:font-style-asian="normal" style:font-weight-asian="normal" style:font-name-complex="Arial1" style:font-family-complex="Arial" style:font-family-generic-complex="swiss" style:font-size-complex="14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loext:contextual-spacing="false"/>
    </style:style>
    <style:style style:name="Esquema_20_3" style:display-name="Esquema 3" style:family="paragraph" style:parent-style-name="Esquema_20_2">
      <style:paragraph-properties fo:margin-top="0cm" fo:margin-bottom="0.3cm" loext:contextual-spacing="false"/>
    </style:style>
    <style:style style:name="Esquema_20_4" style:display-name="Esquema 4" style:family="paragraph" style:parent-style-name="Esquema_20_3">
      <style:paragraph-properties fo:margin-top="0cm" fo:margin-bottom="0.199cm" loext:contextual-spacing="false"/>
    </style:style>
    <style:style style:name="Esquema_20_5" style:display-name="Esquema 5" style:family="paragraph" style:parent-style-name="Esquema_20_4">
      <style:paragraph-properties fo:margin-top="0cm" fo:margin-bottom="0.101cm" loext:contextual-spacing="false"/>
      <style:text-properties fo:font-size="20pt" style:font-size-asian="20pt" style:font-size-complex="20pt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er_20_defecte_20_1_7e_LT_7e_Gliederung_20_1" style:display-name="Per defecte 1~LT~Gliederung 1" style:family="paragraph">
      <style:paragraph-properties fo:margin-left="0cm" fo:margin-right="0cm" fo:margin-top="0cm" fo:margin-bottom="0.499cm" loext:contextual-spacing="false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swiss" fo:font-size="14pt" fo:letter-spacing="normal" fo:font-style="normal" fo:text-shadow="none" style:text-underline-style="none" fo:font-weight="normal" style:letter-kerning="true" style:font-name-asian="Arial1" style:font-family-asian="Arial" style:font-family-generic-asian="swiss" style:font-size-asian="14pt" style:font-style-asian="normal" style:font-weight-asian="normal" style:font-name-complex="Arial1" style:font-family-complex="Arial" style:font-family-generic-complex="swiss" style:font-size-complex="14pt" style:font-style-complex="normal" style:font-weight-complex="normal" style:text-emphasize="none" style:text-overline-style="none" style:text-overline-color="font-color"/>
    </style:style>
    <style:style style:name="Per_20_defecte_20_1_7e_LT_7e_Gliederung_20_2" style:display-name="Per defecte 1~LT~Gliederung 2" style:family="paragraph" style:parent-style-name="Per_20_defecte_20_1_7e_LT_7e_Gliederung_20_1">
      <style:paragraph-properties fo:margin-top="0cm" fo:margin-bottom="0.4cm" loext:contextual-spacing="false"/>
    </style:style>
    <style:style style:name="Per_20_defecte_20_1_7e_LT_7e_Gliederung_20_3" style:display-name="Per defecte 1~LT~Gliederung 3" style:family="paragraph" style:parent-style-name="Per_20_defecte_20_1_7e_LT_7e_Gliederung_20_2">
      <style:paragraph-properties fo:margin-top="0cm" fo:margin-bottom="0.3cm" loext:contextual-spacing="false"/>
    </style:style>
    <style:style style:name="Per_20_defecte_20_1_7e_LT_7e_Gliederung_20_4" style:display-name="Per defecte 1~LT~Gliederung 4" style:family="paragraph" style:parent-style-name="Per_20_defecte_20_1_7e_LT_7e_Gliederung_20_3">
      <style:paragraph-properties fo:margin-top="0cm" fo:margin-bottom="0.199cm" loext:contextual-spacing="false"/>
    </style:style>
    <style:style style:name="Per_20_defecte_20_1_7e_LT_7e_Gliederung_20_5" style:display-name="Per defecte 1~LT~Gliederung 5" style:family="paragraph" style:parent-style-name="Per_20_defecte_20_1_7e_LT_7e_Gliederung_20_4">
      <style:paragraph-properties fo:margin-top="0cm" fo:margin-bottom="0.101cm" loext:contextual-spacing="false"/>
      <style:text-properties fo:font-size="20pt" style:font-size-asian="20pt" style:font-size-complex="20pt"/>
    </style:style>
    <style:style style:name="Per_20_defecte_20_1_7e_LT_7e_Gliederung_20_6" style:display-name="Per defecte 1~LT~Gliederung 6" style:family="paragraph" style:parent-style-name="Per_20_defecte_20_1_7e_LT_7e_Gliederung_20_5"/>
    <style:style style:name="Per_20_defecte_20_1_7e_LT_7e_Gliederung_20_7" style:display-name="Per defecte 1~LT~Gliederung 7" style:family="paragraph" style:parent-style-name="Per_20_defecte_20_1_7e_LT_7e_Gliederung_20_6"/>
    <style:style style:name="Per_20_defecte_20_1_7e_LT_7e_Gliederung_20_8" style:display-name="Per defecte 1~LT~Gliederung 8" style:family="paragraph" style:parent-style-name="Per_20_defecte_20_1_7e_LT_7e_Gliederung_20_7"/>
    <style:style style:name="Per_20_defecte_20_1_7e_LT_7e_Gliederung_20_9" style:display-name="Per defecte 1~LT~Gliederung 9" style:family="paragraph" style:parent-style-name="Per_20_defecte_20_1_7e_LT_7e_Gliederung_20_8"/>
    <style:style style:name="Per_20_defecte_20_1_7e_LT_7e_Titel" style:display-name="Per defecte 1~LT~Titel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swiss" fo:font-size="14pt" fo:letter-spacing="normal" fo:font-style="normal" fo:text-shadow="none" style:text-underline-style="none" fo:font-weight="normal" style:letter-kerning="true" style:font-name-asian="Arial1" style:font-family-asian="Arial" style:font-family-generic-asian="swiss" style:font-size-asian="14pt" style:font-style-asian="normal" style:font-weight-asian="normal" style:font-name-complex="Arial1" style:font-family-complex="Arial" style:font-family-generic-complex="swiss" style:font-size-complex="14pt" style:font-style-complex="normal" style:font-weight-complex="normal" style:text-emphasize="none" style:text-overline-style="none" style:text-overline-color="font-color"/>
    </style:style>
    <style:style style:name="Per_20_defecte_20_1_7e_LT_7e_Untertitel" style:display-name="Per defecte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er_20_defecte_20_1_7e_LT_7e_Notizen" style:display-name="Per defecte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er_20_defecte_20_1_7e_LT_7e_Hintergrundobjekte" style:display-name="Per defecte 1~LT~Hintergrundobjekte" style:family="paragraph">
      <style:paragraph-properties style:text-autospace="none"/>
      <style:text-properties style:letter-kerning="true"/>
    </style:style>
    <style:style style:name="Per_20_defecte_20_1_7e_LT_7e_Hintergrund" style:display-name="Per defecte 1~LT~Hintergrund" style:family="paragraph">
      <style:paragraph-properties style:text-autospace="none"/>
      <style:text-properties style:letter-kerning="true"/>
    </style:style>
    <style:style style:name="Per_20_defecte_20_2_7e_LT_7e_Gliederung_20_1" style:display-name="Per defecte 2~LT~Gliederung 1" style:family="paragraph">
      <style:paragraph-properties fo:margin-left="0cm" fo:margin-right="0cm" fo:margin-top="0cm" fo:margin-bottom="0.499cm" loext:contextual-spacing="false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swiss" fo:font-size="14pt" fo:letter-spacing="normal" fo:font-style="normal" fo:text-shadow="none" style:text-underline-style="none" fo:font-weight="normal" style:letter-kerning="true" style:font-name-asian="Arial1" style:font-family-asian="Arial" style:font-family-generic-asian="swiss" style:font-size-asian="14pt" style:font-style-asian="normal" style:font-weight-asian="normal" style:font-name-complex="Arial1" style:font-family-complex="Arial" style:font-family-generic-complex="swiss" style:font-size-complex="14pt" style:font-style-complex="normal" style:font-weight-complex="normal" style:text-emphasize="none" style:text-overline-style="none" style:text-overline-color="font-color"/>
    </style:style>
    <style:style style:name="Per_20_defecte_20_2_7e_LT_7e_Gliederung_20_2" style:display-name="Per defecte 2~LT~Gliederung 2" style:family="paragraph" style:parent-style-name="Per_20_defecte_20_2_7e_LT_7e_Gliederung_20_1">
      <style:paragraph-properties fo:margin-top="0cm" fo:margin-bottom="0.4cm" loext:contextual-spacing="false"/>
    </style:style>
    <style:style style:name="Per_20_defecte_20_2_7e_LT_7e_Gliederung_20_3" style:display-name="Per defecte 2~LT~Gliederung 3" style:family="paragraph" style:parent-style-name="Per_20_defecte_20_2_7e_LT_7e_Gliederung_20_2">
      <style:paragraph-properties fo:margin-top="0cm" fo:margin-bottom="0.3cm" loext:contextual-spacing="false"/>
    </style:style>
    <style:style style:name="Per_20_defecte_20_2_7e_LT_7e_Gliederung_20_4" style:display-name="Per defecte 2~LT~Gliederung 4" style:family="paragraph" style:parent-style-name="Per_20_defecte_20_2_7e_LT_7e_Gliederung_20_3">
      <style:paragraph-properties fo:margin-top="0cm" fo:margin-bottom="0.199cm" loext:contextual-spacing="false"/>
    </style:style>
    <style:style style:name="Per_20_defecte_20_2_7e_LT_7e_Gliederung_20_5" style:display-name="Per defecte 2~LT~Gliederung 5" style:family="paragraph" style:parent-style-name="Per_20_defecte_20_2_7e_LT_7e_Gliederung_20_4">
      <style:paragraph-properties fo:margin-top="0cm" fo:margin-bottom="0.101cm" loext:contextual-spacing="false"/>
      <style:text-properties fo:font-size="20pt" style:font-size-asian="20pt" style:font-size-complex="20pt"/>
    </style:style>
    <style:style style:name="Per_20_defecte_20_2_7e_LT_7e_Gliederung_20_6" style:display-name="Per defecte 2~LT~Gliederung 6" style:family="paragraph" style:parent-style-name="Per_20_defecte_20_2_7e_LT_7e_Gliederung_20_5"/>
    <style:style style:name="Per_20_defecte_20_2_7e_LT_7e_Gliederung_20_7" style:display-name="Per defecte 2~LT~Gliederung 7" style:family="paragraph" style:parent-style-name="Per_20_defecte_20_2_7e_LT_7e_Gliederung_20_6"/>
    <style:style style:name="Per_20_defecte_20_2_7e_LT_7e_Gliederung_20_8" style:display-name="Per defecte 2~LT~Gliederung 8" style:family="paragraph" style:parent-style-name="Per_20_defecte_20_2_7e_LT_7e_Gliederung_20_7"/>
    <style:style style:name="Per_20_defecte_20_2_7e_LT_7e_Gliederung_20_9" style:display-name="Per defecte 2~LT~Gliederung 9" style:family="paragraph" style:parent-style-name="Per_20_defecte_20_2_7e_LT_7e_Gliederung_20_8"/>
    <style:style style:name="Per_20_defecte_20_2_7e_LT_7e_Titel" style:display-name="Per defecte 2~LT~Titel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swiss" fo:font-size="14pt" fo:letter-spacing="normal" fo:font-style="normal" fo:text-shadow="none" style:text-underline-style="none" fo:font-weight="normal" style:letter-kerning="true" style:font-name-asian="Arial1" style:font-family-asian="Arial" style:font-family-generic-asian="swiss" style:font-size-asian="14pt" style:font-style-asian="normal" style:font-weight-asian="normal" style:font-name-complex="Arial1" style:font-family-complex="Arial" style:font-family-generic-complex="swiss" style:font-size-complex="14pt" style:font-style-complex="normal" style:font-weight-complex="normal" style:text-emphasize="none" style:text-overline-style="none" style:text-overline-color="font-color"/>
    </style:style>
    <style:style style:name="Per_20_defecte_20_2_7e_LT_7e_Untertitel" style:display-name="Per defecte 2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er_20_defecte_20_2_7e_LT_7e_Notizen" style:display-name="Per defecte 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er_20_defecte_20_2_7e_LT_7e_Hintergrundobjekte" style:display-name="Per defecte 2~LT~Hintergrundobjekte" style:family="paragraph">
      <style:paragraph-properties style:text-autospace="none"/>
      <style:text-properties style:letter-kerning="true"/>
    </style:style>
    <style:style style:name="Per_20_defecte_20_2_7e_LT_7e_Hintergrund" style:display-name="Per defecte 2~LT~Hintergrund" style:family="paragraph">
      <style:paragraph-properties style:text-autospace="none"/>
      <style:text-properties style:letter-kerning="true"/>
    </style:style>
    <style:style style:name="WW-Títol1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swiss" fo:font-size="14pt" fo:letter-spacing="normal" fo:font-style="normal" fo:text-shadow="none" style:text-underline-style="none" fo:font-weight="normal" style:letter-kerning="true" style:font-name-asian="Arial1" style:font-family-asian="Arial" style:font-family-generic-asian="swiss" style:font-size-asian="14pt" style:font-style-asian="normal" style:font-weight-asian="normal" style:font-name-complex="Arial1" style:font-family-complex="Arial" style:font-family-generic-complex="swiss" style:font-size-complex="14pt" style:font-style-complex="normal" style:font-weight-complex="normal" style:text-emphasize="none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3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5.402cm" style:rel-column-width="59374*"/>
    </style:style>
    <style:style style:name="Taula1.B" style:family="table-column">
      <style:table-column-properties style:column-width="1.598cm" style:rel-column-width="6161*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Standard">
      <style:paragraph-properties fo:text-align="center" style:justify-single-word="false" style:snap-to-layout-grid="false"/>
      <style:text-properties fo:text-transform="uppercase" style:font-name="Liberation Serif" fo:font-size="12pt" fo:language="ca" fo:country="ES" fo:font-weight="bold" style:font-size-asian="12pt" style:font-weight-asian="bold" style:font-name-complex="Arial2" style:font-size-complex="12pt" style:font-weight-complex="bold"/>
    </style:style>
    <style:style style:name="MP2" style:family="paragraph" style:parent-style-name="Standard">
      <style:paragraph-properties fo:text-align="center" style:justify-single-word="false" style:snap-to-layout-grid="false"/>
      <style:text-properties fo:text-transform="uppercase" style:font-name="Liberation Serif" fo:font-size="12pt" fo:font-weight="bold" style:font-size-asian="12pt" style:font-weight-asian="bold" style:font-name-complex="Arial2" style:font-size-complex="12pt" style:font-weight-complex="bold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MP4" style:family="paragraph" style:parent-style-name="Standard">
      <style:paragraph-properties fo:text-align="center" style:justify-single-word="false"/>
      <style:text-properties style:font-name="Liberation Serif" fo:font-size="12pt" fo:language="ca" fo:country="ES" style:font-size-asian="12pt" style:font-size-complex="12pt"/>
    </style:style>
    <style:style style:name="MP5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6" style:family="paragraph" style:parent-style-name="Standard">
      <style:text-properties fo:font-size="6pt" style:font-size-asian="5.25pt" style:font-size-complex="6pt"/>
    </style:style>
    <style:style style:name="MP7" style:family="paragraph" style:parent-style-name="Footer">
      <style:paragraph-properties fo:text-align="start" style:justify-single-word="false" fo:padding="0cm" fo:border="none" style:shadow="none" style:snap-to-layout-grid="false"/>
      <style:text-properties fo:font-size="10pt" style:font-size-asian="10pt" style:font-size-complex="10pt"/>
    </style:style>
    <style:style style:name="MT1" style:family="text">
      <style:text-properties fo:color="#000000" style:font-name="Liberation Serif" fo:font-size="12pt" style:font-size-asian="12pt" style:font-name-complex="Arial2" style:font-size-complex="12pt"/>
    </style:style>
    <style:style style:name="MT2" style:family="text">
      <style:text-properties style:font-name="Liberation Serif" fo:font-size="12pt" style:font-size-asian="12pt" style:font-name-complex="Arial2" style:font-size-complex="12pt"/>
    </style:style>
    <style:style style:name="MT3" style:family="text">
      <style:text-properties style:font-name="Liberation Serif" style:font-name-complex="Arial2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>
            <table:table-cell table:style-name="Taula1.A1" table:number-columns-spanned="2" office:value-type="string">
              <text:p text:style-name="Table_20_Contents"><draw:frame draw:style-name="Mfr1" draw:name="Imatge1" text:anchor-type="paragraph" svg:width="11.725cm" svg:height="1.49cm" draw:z-index="3"><draw:image xlink:href="Pictures/10000000000002360000004DA08D76B7DC0106A9.png" xlink:type="simple" xlink:show="embed" xlink:actuate="onLoad" loext:mime-type="image/png"/></draw:frame></text:p>
              <text:p text:style-name="MP1"/>
              <text:p text:style-name="MP1"/>
            </table:table-cell>
            <table:covered-table-cell/>
          </table:table-row>
          <table:table-row>
            <table:table-cell table:style-name="Taula1.A2" office:value-type="string">
              <text:p text:style-name="MP2">Implantació de sISTEMES operatius</text:p>
              <text:p text:style-name="MP3"><text:span text:style-name="MT1">U3:</text:span><text:span text:style-name="MT2"> Administració del programari base</text:span></text:p>
              <text:p text:style-name="MP4">Pràctica 10: Directoris importants</text:p>
            </table:table-cell>
            <table:table-cell table:style-name="Taula1.B2" office:value-type="string">
              <text:p text:style-name="MP5">CFGS </text:p>
              <text:p text:style-name="MP5">ASIX</text:p>
              <text:p text:style-name="MP5"/>
              <text:p text:style-name="MP5">DPT INF</text:p>
            </table:table-cell>
          </table:table-row>
        </table:table>
        <text:p text:style-name="MP6"/>
      </style:header>
      <style:footer>
        <text:p text:style-name="MP7"><text:span text:style-name="MT3"><text:tab/>Pàgina </text:span><text:span text:style-name="MT3"><text:page-number text:select-page="current">4</text:page-number></text:span><text:span text:style-name="MT3"><text:s/>de </text:span><text:span text:style-name="MT3"><text:page-count style:num-format="1"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7T19:58:53.054000000</meta:creation-date>
    <dc:date>2020-12-21T20:53:26.444230655</dc:date>
    <meta:editing-duration>PT3H3M28S</meta:editing-duration>
    <meta:editing-cycles>27</meta:editing-cycles>
    <meta:generator>LibreOffice/6.4.6.2$Linux_X86_64 LibreOffice_project/40$Build-2</meta:generator>
    <meta:document-statistic meta:table-count="1" meta:image-count="1" meta:object-count="0" meta:page-count="4" meta:paragraph-count="97" meta:word-count="690" meta:character-count="3831" meta:non-whitespace-character-count="3212"/>
  </office:meta>
</office:document-meta>
</file>